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ISO 27001 in the banking sector involves a comprehensive approach to ensuring information security. ISO 27001 provides a framework for managing and protecting sensitive company information through a systematic approach to managing sensitive company information. The standard includes 114 controls organized into 14 categories in Annex A. Here’s a detailed list of these controls:</text:p>
      <text:p text:style-name="P1"/>
      <text:p text:style-name="P1">### 1. Information Security Policies (A.5)</text:p>
      <text:p text:style-name="P1">- A.5.1: Management direction for information security</text:p>
      <text:p text:style-name="P1"/>
      <text:p text:style-name="P1">### 2. Organization of Information Security (A.6)</text:p>
      <text:p text:style-name="P1">- A.6.1: Internal organization</text:p>
      <text:p text:style-name="P1">- A.6.2: Mobile devices and teleworking</text:p>
      <text:p text:style-name="P1"/>
      <text:p text:style-name="P1">### 3. Human Resource Security (A.7)</text:p>
      <text:p text:style-name="P1">- A.7.1: Prior to employment</text:p>
      <text:p text:style-name="P1">- A.7.2: During employment</text:p>
      <text:p text:style-name="P1">- A.7.3: Termination and change of employment</text:p>
      <text:p text:style-name="P1"/>
      <text:p text:style-name="P1">### 4. Asset Management (A.8)</text:p>
      <text:p text:style-name="P1">- A.8.1: Responsibility for assets</text:p>
      <text:p text:style-name="P1">- A.8.2: Information classification</text:p>
      <text:p text:style-name="P1">- A.8.3: Media handling</text:p>
      <text:p text:style-name="P1"/>
      <text:p text:style-name="P1">### 5. Access Control (A.9)</text:p>
      <text:p text:style-name="P1">- A.9.1: Business requirements for access control</text:p>
      <text:p text:style-name="P1">- A.9.2: User access management</text:p>
      <text:p text:style-name="P1">- A.9.3: User responsibilities</text:p>
      <text:p text:style-name="P1">- A.9.4: System and application access control</text:p>
      <text:p text:style-name="P1"/>
      <text:p text:style-name="P1">### 6. Cryptography (A.10)</text:p>
      <text:p text:style-name="P1">- A.10.1: Cryptographic controls</text:p>
      <text:p text:style-name="P1"/>
      <text:p text:style-name="P1">### 7. Physical and Environmental Security (A.11)</text:p>
      <text:p text:style-name="P1">- A.11.1: Secure areas</text:p>
      <text:p text:style-name="P1">- A.11.2: Equipment security</text:p>
      <text:p text:style-name="P1"/>
      <text:p text:style-name="P1">### 8. Operations Security (A.12)</text:p>
      <text:p text:style-name="P1">- A.12.1: Operational procedures and responsibilities</text:p>
      <text:p text:style-name="P1">- A.12.2: Protection from malware</text:p>
      <text:p text:style-name="P1">- A.12.3: Backup</text:p>
      <text:p text:style-name="P1">- A.12.4: Logging and monitoring</text:p>
      <text:p text:style-name="P1">- A.12.5: Control of operational software</text:p>
      <text:p text:style-name="P1">- A.12.6: Technical vulnerability management</text:p>
      <text:p text:style-name="P1">- A.12.7: Information systems audit considerations</text:p>
      <text:p text:style-name="P1"/>
      <text:p text:style-name="P1">### 9. Communications Security (A.13)</text:p>
      <text:p text:style-name="P1">- A.13.1: Network security management</text:p>
      <text:p text:style-name="P1">- A.13.2: Information transfer</text:p>
      <text:p text:style-name="P1"/>
      <text:p text:style-name="P1">### 10. System Acquisition, Development, and Maintenance (A.14)</text:p>
      <text:p text:style-name="P1">- A.14.1: Security requirements of information systems</text:p>
      <text:p text:style-name="P1">- A.14.2: Security in development and support processes</text:p>
      <text:p text:style-name="P1"><text:soft-page-break/>- A.14.3: Test data</text:p>
      <text:p text:style-name="P1"/>
      <text:p text:style-name="P1">### 11. Supplier Relationships (A.15)</text:p>
      <text:p text:style-name="P1">- A.15.1: Information security in supplier relationships</text:p>
      <text:p text:style-name="P1">- A.15.2: Supplier service delivery management</text:p>
      <text:p text:style-name="P1"/>
      <text:p text:style-name="P1">### 12. Information Security Incident Management (A.16)</text:p>
      <text:p text:style-name="P1">- A.16.1: Management of information security incidents and improvements</text:p>
      <text:p text:style-name="P1"/>
      <text:p text:style-name="P1">### 13. Information Security Aspects of Business Continuity Management (A.17)</text:p>
      <text:p text:style-name="P1">- A.17.1: Information security continuity</text:p>
      <text:p text:style-name="P1">- A.17.2: Redundancies</text:p>
      <text:p text:style-name="P1"/>
      <text:p text:style-name="P1">### 14. Compliance (A.18)</text:p>
      <text:p text:style-name="P1">- A.18.1: Compliance with legal and contractual requirements</text:p>
      <text:p text:style-name="P1">- A.18.2: Information security reviews</text:p>
      <text:p text:style-name="P1"/>
      <text:p text:style-name="P1">These controls are designed to cover all aspects of information security, from establishing policies and organizational structure to technical measures and incident management. In the banking sector, these controls will help ensure the confidentiality, integrity, and availability of sensitive financial information. It is important to conduct a thorough risk assessment to identify which controls are most applicable and necessary for your specific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6:03:15.068279440</meta:creation-date>
    <dc:date>2024-07-23T16:53:17.573006522</dc:date>
    <meta:editing-duration>PT39M44S</meta:editing-duration>
    <meta:editing-cycles>1</meta:editing-cycles>
    <meta:document-statistic meta:table-count="0" meta:image-count="0" meta:object-count="0" meta:page-count="2" meta:paragraph-count="51" meta:word-count="390" meta:character-count="2789" meta:non-whitespace-character-count="2450"/>
    <meta:generator>LibreOffice/24.2.4.2$Linux_X86_64 LibreOffice_project/420$Build-2</meta:generator>
  </office:meta>
</office:document-meta>
</file>